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048446" officeooo:paragraph-rsid="00048446"/>
    </style:style>
    <style:style style:name="P2" style:family="paragraph" style:parent-style-name="Standard">
      <style:text-properties officeooo:rsid="00048446" officeooo:paragraph-rsid="00048446"/>
    </style:style>
    <style:style style:name="P3" style:family="paragraph" style:parent-style-name="Standard">
      <style:text-properties officeooo:rsid="0004d717" officeooo:paragraph-rsid="0004d717"/>
    </style:style>
    <style:style style:name="P4" style:family="paragraph" style:parent-style-name="Standard" style:list-style-name="L2">
      <style:text-properties officeooo:rsid="0004d717" officeooo:paragraph-rsid="0004d717"/>
    </style:style>
    <style:style style:name="P5" style:family="paragraph" style:parent-style-name="Standard" style:list-style-name="L1">
      <style:text-properties officeooo:rsid="0004d717" officeooo:paragraph-rsid="0004d717"/>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4281232" text:style-name="L1">
        <text:list-item>
          <text:p text:style-name="P1">Kirjoita pari sivua (3-4) johdantoa (johdannon johdantoa), jossa motivaatio ja kysymys, lavea iso ongelma, kiinnostava, käy ilmi. Hyvää tekstiä. Lähetä parin viikon päästä järviselle, sitten siitä eteenpäin. Loput on suoraviivasta vähän kopioimista omista</text:p>
          <text:list>
            <text:list-item>
              <text:p text:style-name="P5">lopptutulos johdanto 3-4 sivua. Eka kirjoita pari.</text:p>
              <text:list>
                <text:list-item>
                  <text:p text:style-name="P5">Johdnnon</text:p>
                  <text:list>
                    <text:list-item>
                      <text:p text:style-name="P5">helposti luettava, merkityksellinen, luettua pitää olla selvillä ongelma, motivaatio, iso kysymys.</text:p>
                    </text:list-item>
                    <text:list-item>
                      <text:p text:style-name="P5">Vältä sekalaista hölynpölyä, ja kaikkia sivuaiheita. Selkeä, vahva teksti. Sujuva ja kiinnostava. Lavea.</text:p>
                    </text:list-item>
                  </text:list>
                </text:list-item>
              </text:list>
            </text:list-item>
            <text:list-item>
              <text:p text:style-name="P1">johdannossa pitää motivoida myös lähestymistapa</text:p>
            </text:list-item>
            <text:list-item>
              <text:p text:style-name="P1">ilmeisesti: data-metodeista eteenpäin samaa kauraa kuin omat paperit. Ei uutta. Johdanto ja discu on tärkeimmät, johdannossa maalaa isoin siveltimin tärkeä iso konsepti, abstrakti, joka on kiinnostava. Discussa keksustele miksi vastasit mihin osuuteen, osa jää tietysti vastaamatta. Näin se on kypsä. Discussa pohdi myös miksi teit mitä ja miten.</text:p>
            </text:list-item>
          </text:list>
        </text:list-item>
        <text:list-item>
          <text:p text:style-name="P1">Koko teksti on omaa, mitä muut piittaa mitä kirjoitit ja miksi.</text:p>
        </text:list-item>
        <text:list-item>
          <text:p text:style-name="P1">Background ei tarvi. Asiat tulee selville datassa ja menetelmissä. Esim mallit, voit kertoa malleista vähän ensin ja sit detailit.</text:p>
        </text:list-item>
        <text:list-item>
          <text:p text:style-name="P1">Yhteenveto on triviaali, summary että mitä jne. Mekaanienn.</text:p>
        </text:list-item>
        <text:list-item>
          <text:p text:style-name="P1">Iso kysymys pitää olla iso ja kiinnostava, abstrakti. Johon ei ehkä ole vastausta, ei nippelihomma.</text:p>
          <text:list>
            <text:list-item>
              <text:p text:style-name="P1">Voiko auringonsäteilyä ennustaa suomessa. </text:p>
              <text:list>
                <text:list-item>
                  <text:p text:style-name="P1">Miksi vain suomessa, onko jotenkin erityinen vrt. Ruotsi? Vielä fundamentaalimpi kysymys on jossain taustalla.</text:p>
                </text:list-item>
              </text:list>
            </text:list-item>
          </text:list>
        </text:list-item>
        <text:list-item>
          <text:p text:style-name="P1">Voin härskisti keskittyä omiin saavutuksiin, omiin kahteen paperiin. Niiden tulokset, ja kaikki on pääasiallinen pointti. Muut on toki hyvä jos ne tuo jotain lisäarvoa, näkökulmaa tai motivaatiota tms. Mutta ei nyt sinänsä tarvi olla missään nimessä keskiössä. Selitä jotain osia mutta ison osan voi vaan ignoraa,.</text:p>
        </text:list-item>
        <text:list-item>
          <text:p text:style-name="P5">Teksti eksplisiittistä, älä oleta että lukija tietää tästä asiasta mitään. Perustietämys joo, mut muuten.</text:p>
        </text:list-item>
      </text:list>
      <text:p text:style-name="P2"/>
      <text:p text:style-name="P2"/>
      <text:p text:style-name="P2"/>
      <text:p text:style-name="P2"/>
      <text:p text:style-name="P3">Todo</text:p>
      <text:list xml:id="list2026056322" text:style-name="L2">
        <text:list-item>
          <text:p text:style-name="P4">viestit</text:p>
          <text:list>
            <text:list-item>
              <text:p text:style-name="P4">lähetä järviselle ems liitteet</text:p>
            </text:list-item>
          </text:list>
        </text:list-item>
        <text:list-item>
          <text:p text:style-name="P4">sovi tapaaminen tms. Atmdpn kanssa.</text:p>
        </text:list-item>
        <text:list-item>
          <text:p text:style-name="P4">Keksi joku keltä kysyä numlab korvaukset</text:p>
        </text:list-item>
        <text:list-item>
          <text:p text:style-name="P4">numlab peru 1kpl</text:p>
        </text:list-item>
        <text:list-item>
          <text:p text:style-name="P4">korvauta muut kesäkurssit, tarkista itse onko opat matching.</text:p>
        </text:list-item>
        <text:list-item>
          <text:p text:style-name="P4">Lähetä johdanto Järviselle. Pari sivua,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0:23:50.992784581</meta:creation-date>
    <dc:date>2022-10-20T10:34:36.972650635</dc:date>
    <meta:editing-duration>PT10M46S</meta:editing-duration>
    <meta:editing-cycles>2</meta:editing-cycles>
    <meta:generator>LibreOffice/6.4.7.2$Linux_X86_64 LibreOffice_project/40$Build-2</meta:generator>
    <meta:document-statistic meta:table-count="0" meta:image-count="0" meta:object-count="0" meta:page-count="1" meta:paragraph-count="23" meta:word-count="304" meta:character-count="2084" meta:non-whitespace-character-count="1823"/>
  </office:meta>
</office:document-meta>
</file>